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elodic Gardens</text:span></text:p>
      <text:p text:style-name="P1">Slender keys, black and white alike</text:p>
      <text:p text:style-name="P1">Strong hands resting lightly above</text:p>
      <text:p text:style-name="P1">Waiting to press down</text:p>
      <text:p text:style-name="P1">Fingers dance as a soft melody arises</text:p>
      <text:p text:style-name="P1">Listening, the music takes me elsewhere</text:p>
      <text:p text:style-name="P1"/>
      <text:p text:style-name="P1">I now stand in a garden</text:p>
      <text:p text:style-name="P1">While the sun shines upon blooming flowers,</text:p>
      <text:p text:style-name="P1">A woman walks towards the spot on where I stand</text:p>
      <text:p text:style-name="P1">Her short reddish-gold hair swaying in a summer breeze</text:p>
      <text:p text:style-name="P1"/>
      <text:p text:style-name="P1">She stops to beckon me closer</text:p>
      <text:p text:style-name="P1">So I sit next to her and listen</text:p>
      <text:p text:style-name="P1">To the words that flow from her lips</text:p>
      <text:p text:style-name="P1">Like a soft melody</text:p>
      <text:p text:style-name="P1"/>
      <text:p text:style-name="P1">She tells me of a past</text:p>
      <text:p text:style-name="P1">Filled with Sadness and Heartbreak</text:p>
      <text:p text:style-name="P1">But also with Love and Joy</text:p>
      <text:p text:style-name="P1"/>
      <text:p text:style-name="P1">Strength pours from her words</text:p>
      <text:p text:style-name="P1">Like water through a spring</text:p>
      <text:p text:style-name="P1">The knowledge fills my mind</text:p>
      <text:p text:style-name="P1">And the strength fills my bones</text:p>
      <text:p text:style-name="P1"><text:soft-page-break/></text:p>
      <text:p text:style-name="P1"><text:bookmark text:name="_gjdgxs"/>I thank her for her words</text:p>
      <text:p text:style-name="P1">And she sends me on my way</text:p>
      <text:p text:style-name="P1">Closer to the truth,</text:p>
      <text:p text:style-name="P1">Towards my fu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146" meta:character-count="746" meta:non-whitespace-character-count="625"/>
    <meta:generator>LibreOfficeDev/5.1.0.3$Linux_X86_64 LibreOffice_project/</meta:generator>
  </office:meta>
</office:document-meta>
</file>